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7799in"/>
    </style:style>
    <style:style style:name="co4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45"/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pecification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ximum current [A]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inimum cell voltage [V]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ximum cell voltage [V]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cell series cou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battery voltage [V]</text:p>
          </table:table-cell>
          <table:table-cell table:formula="of:=[.B2]*[.B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ximum battery voltage [V]</text:p>
          </table:table-cell>
          <table:table-cell table:formula="of:=[.B3]*[.B4]"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cell capacity [Ah]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nominal cell voltage [V]</text:p>
          </table:table-cell>
          <table:table-cell table:formula="of:=3.2"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nominal battery voltage [V]</text:p>
          </table:table-cell>
          <table:table-cell table:formula="of:=[.B8]*[.B4]" office:value-type="float" office:value="12.8" calcext:value-type="float">
            <text:p>12.8</text:p>
          </table:table-cell>
        </table:table-row>
        <table:table-row table:style-name="ro1">
          <table:table-cell office:value-type="string" calcext:value-type="string">
            <text:p>cell energy [Wh]</text:p>
          </table:table-cell>
          <table:table-cell table:formula="of:=[.B7]*[.B9]" office:value-type="float" office:value="1126.4" calcext:value-type="float">
            <text:p>1126.4</text:p>
          </table:table-cell>
        </table:table-row>
        <table:table-row table:style-name="ro1">
          <table:table-cell office:value-type="string" calcext:value-type="string">
            <text:p>maximum input voltage [V]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charge and discharge FETs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ull up [kOhm]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pull up current [mA]</text:p>
          </table:table-cell>
          <table:table-cell table:formula="of:=[$specifications.B9]/[.B1]" office:value-type="float" office:value="0.0581818181818182" calcext:value-type="float">
            <text:p>0.0581818181818182</text:p>
          </table:table-cell>
        </table:table-row>
        <table:table-row table:style-name="ro1">
          <table:table-cell office:value-type="string" calcext:value-type="string">
            <text:p>drain source resistance [mOhm]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wer loss per FET [mW]</text:p>
          </table:table-cell>
          <table:table-cell table:formula="of:=[.B3]*[$specifications.B1]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power loss per pull up [mW]</text:p>
          </table:table-cell>
          <table:table-cell table:style-name="ce1" table:formula="of:=[$specifications.B9]*[.B2]" office:value-type="float" office:value="0.744727272727273" calcext:value-type="float">
            <text:p>0.745</text:p>
          </table:table-cell>
        </table:table-row>
        <table:table-row table:style-name="ro1">
          <table:table-cell office:value-type="string" calcext:value-type="string">
            <text:p>complete discharge time per pull up [h]</text:p>
          </table:table-cell>
          <table:table-cell table:style-name="ce2" table:formula="of:=[$specifications.B10]/[.B5]*1000" office:value-type="float" office:value="1512500" calcext:value-type="float">
            <text:p>1512500</text:p>
          </table:table-cell>
        </table:table-row>
        <table:table-row table:style-name="ro1">
          <table:table-cell office:value-type="string" calcext:value-type="string">
            <text:p>complete discharge time per pull up [a]</text:p>
          </table:table-cell>
          <table:table-cell table:style-name="ce2" table:formula="of:=[.B6]/24/365" office:value-type="float" office:value="172.659817351598" calcext:value-type="float">
            <text:p>173</text:p>
          </table:table-cell>
        </table:table-row>
        <table:table-row table:style-name="ro1">
          <table:table-cell office:value-type="string" calcext:value-type="string">
            <text:p>input capacitance [pF]</text:p>
          </table:table-cell>
          <table:table-cell office:value-type="float" office:value="4140" calcext:value-type="float">
            <text:p>4140</text:p>
          </table:table-cell>
        </table:table-row>
        <table:table-row table:style-name="ro1">
          <table:table-cell office:value-type="string" calcext:value-type="string">
            <text:p>input capacitance tau [s]</text:p>
          </table:table-cell>
          <table:table-cell table:formula="of:=[.B8]*[.B1]*10^-9" office:value-type="float" office:value="0.0009108" calcext:value-type="float">
            <text:p>0.0009108</text:p>
          </table:table-cell>
        </table:table-row>
        <table:table-row table:style-name="ro1">
          <table:table-cell office:value-type="string" calcext:value-type="string">
            <text:p>loading time input capacitance [us]</text:p>
          </table:table-cell>
          <table:table-cell table:formula="of:=[.B9]*2.3*10^6" office:value-type="float" office:value="2094.84" calcext:value-type="float">
            <text:p>2094.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6" number:min-decimal-places="16" number:min-integer-digits="1"/>
    </number:number-style>
    <number:number-style style:name="N133">
      <number:number number:decimal-places="17" number:min-decimal-places="17" number:min-integer-digits="1"/>
    </number:number-style>
    <number:number-style style:name="N134">
      <number:number number:decimal-places="18" number:min-decimal-places="18" number:min-integer-digits="1"/>
    </number:number-style>
    <number:number-style style:name="N135">
      <number:number number:decimal-places="19" number:min-decimal-places="19" number:min-integer-digits="1"/>
    </number:number-style>
    <number:number-style style:name="N136">
      <number:number number:decimal-places="12" number:min-decimal-places="12" number:min-integer-digits="1"/>
    </number:number-style>
    <number:number-style style:name="N137">
      <number:number number:decimal-places="11" number:min-decimal-places="11" number:min-integer-digits="1"/>
    </number:number-style>
    <number:number-style style:name="N138">
      <number:number number:decimal-places="10" number:min-decimal-places="10" number:min-integer-digits="1"/>
    </number:number-style>
    <number:number-style style:name="N139">
      <number:number number:decimal-places="9" number:min-decimal-places="9" number:min-integer-digits="1"/>
    </number:number-style>
    <number:number-style style:name="N140">
      <number:number number:decimal-places="8" number:min-decimal-places="8" number:min-integer-digits="1"/>
    </number:number-style>
    <number:number-style style:name="N141">
      <number:number number:decimal-places="7" number:min-decimal-places="7" number:min-integer-digits="1"/>
    </number:number-style>
    <number:number-style style:name="N142">
      <number:number number:decimal-places="6" number:min-decimal-places="6" number:min-integer-digits="1"/>
    </number:number-style>
    <number:number-style style:name="N143">
      <number:number number:decimal-places="5" number:min-decimal-places="5" number:min-integer-digits="1"/>
    </number:number-style>
    <number:number-style style:name="N144">
      <number:number number:decimal-places="4" number:min-decimal-places="4" number:min-integer-digits="1"/>
    </number:number-style>
    <number:number-style style:name="N145">
      <number:number number:decimal-places="3" number:min-decimal-places="3" number:min-integer-digits="1"/>
    </number:number-style>
    <number:number-style style:name="N14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7:18:28.691040455</meta:creation-date>
    <meta:generator>LibreOffice/7.5.6.2$Linux_X86_64 LibreOffice_project/50$Build-2</meta:generator>
    <dc:date>2023-10-15T18:35:11.577776513</dc:date>
    <meta:editing-duration>PT1H16M38S</meta:editing-duration>
    <meta:editing-cycles>14</meta:editing-cycles>
    <meta:document-statistic meta:table-count="2" meta:cell-count="42" meta:object-count="0"/>
  </office:meta>
</office:document-meta>
</file>